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849cm" style:rel-column-width="29244*"/>
    </style:style>
    <style:style style:name="Table1.B" style:family="table-column">
      <style:table-column-properties style:column-width="9.74cm" style:rel-column-width="36291*"/>
    </style:style>
    <style:style style:name="Table1.1" style:family="table-row">
      <style:table-row-properties style:min-row-height="4.583cm"/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2" style:family="table">
      <style:table-properties style:width="7.375cm" fo:margin-left="0.3cm" table:align="left"/>
    </style:style>
    <style:style style:name="Table2.A" style:family="table-column">
      <style:table-column-properties style:column-width="7.375cm"/>
    </style:style>
    <style:style style:name="Table2.1" style:family="table-row">
      <style:table-row-properties style:min-row-height="0.982cm"/>
    </style:style>
    <style:style style:name="Table3" style:family="table">
      <style:table-properties style:width="9.643cm" table:align="margins"/>
    </style:style>
    <style:style style:name="Table3.A" style:family="table-column">
      <style:table-column-properties style:column-width="4.382cm" style:rel-column-width="29776*"/>
    </style:style>
    <style:style style:name="Table3.B" style:family="table-column">
      <style:table-column-properties style:column-width="1.963cm" style:rel-column-width="13341*"/>
    </style:style>
    <style:style style:name="Table3.C" style:family="table-column">
      <style:table-column-properties style:column-width="1.455cm" style:rel-column-width="9889*"/>
    </style:style>
    <style:style style:name="Table3.D" style:family="table-column">
      <style:table-column-properties style:column-width="1.843cm" style:rel-column-width="12529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19cm"/>
    </style:style>
    <style:style style:name="P1" style:family="paragraph" style:parent-style-name="Standard">
      <style:text-properties style:font-name="Liberation Sans" officeooo:rsid="0017df8b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officeooo:paragraph-rsid="00263f49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9b17e" officeooo:paragraph-rsid="0019b17e"/>
    </style:style>
    <style:style style:name="P5" style:family="paragraph" style:parent-style-name="Table_20_Contents">
      <style:text-properties style:font-name="Liberation Sans" fo:font-size="18pt" officeooo:rsid="0029a5e3" officeooo:paragraph-rsid="0029a5e3" style:font-size-asian="18pt" style:font-size-complex="18pt"/>
    </style:style>
    <style:style style:name="P6" style:family="paragraph" style:parent-style-name="Table_20_Contents">
      <style:text-properties style:font-name="Liberation Sans" officeooo:rsid="002552e3" officeooo:paragraph-rsid="003b8398"/>
    </style:style>
    <style:style style:name="P7" style:family="paragraph" style:parent-style-name="Table_20_Contents">
      <style:text-properties style:font-name="Liberation Sans" officeooo:rsid="002552e3" officeooo:paragraph-rsid="003ceafd"/>
    </style:style>
    <style:style style:name="P8" style:family="paragraph" style:parent-style-name="Table_20_Contents">
      <style:paragraph-properties fo:text-align="end" style:justify-single-word="false"/>
      <style:text-properties style:font-name="Liberation Sans" officeooo:rsid="00263f49" officeooo:paragraph-rsid="00263f49"/>
    </style:style>
    <style:style style:name="P9" style:family="paragraph" style:parent-style-name="Table_20_Contents">
      <style:paragraph-properties fo:text-align="end" style:justify-single-word="false"/>
      <style:text-properties style:font-name="Liberation Sans" officeooo:rsid="00263f49" officeooo:paragraph-rsid="003d3830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2b6f75" officeooo:paragraph-rsid="002b6f75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353942" officeooo:paragraph-rsid="00353942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336f98" officeooo:paragraph-rsid="00336f98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officeooo:rsid="003a2012" officeooo:paragraph-rsid="003a2012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3a2012" officeooo:paragraph-rsid="003a2012"/>
    </style:style>
    <style:style style:name="P15" style:family="paragraph" style:parent-style-name="Heading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6" style:family="paragraph" style:parent-style-name="Footer">
      <style:text-properties officeooo:paragraph-rsid="00407c91"/>
    </style:style>
    <style:style style:name="P17" style:family="paragraph" style:parent-style-name="Table_20_Contents">
      <style:text-properties style:font-name="Liberation Sans" officeooo:rsid="003cefa8" officeooo:paragraph-rsid="003cefa8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f49"/>
    </style:style>
    <style:style style:name="T2" style:family="text">
      <style:text-properties officeooo:rsid="00353942"/>
    </style:style>
    <style:style style:name="T3" style:family="text">
      <style:text-properties officeooo:rsid="003b8398"/>
    </style:style>
    <style:style style:name="T4" style:family="text">
      <style:text-properties officeooo:rsid="003ceafd"/>
    </style:style>
    <style:style style:name="T5" style:family="text">
      <style:text-properties officeooo:rsid="00407c91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96270752" text:id="ct96270752">
          <text:insertion>
            <office:change-info>
              <dc:creator>Unknown Author</dc:creator>
              <dc:date>2013-04-30T08:36:00</dc:date>
            </office:change-info>
          </text:insertion>
        </text:changed-region>
        <text:changed-region xml:id="ct96272480" text:id="ct9627248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3600" text:id="ct9627360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1584" text:id="ct96271584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4096" text:id="ct96274096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96271760" text:id="ct96271760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270144192" text:id="ct27014419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4656" text:id="ct270144656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280" text:id="ct270145280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680" text:id="ct270145680">
          <text:insertion>
            <office:change-info>
              <dc:creator>Unknown Author</dc:creator>
              <dc:date>2013-04-30T13:23:00</dc:date>
            </office:change-info>
          </text:insertion>
        </text:changed-region>
        <text:changed-region xml:id="ct270148352" text:id="ct270148352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48800" text:id="ct270148800">
          <text:insertion>
            <office:change-info>
              <dc:creator>Unknown Author</dc:creator>
              <dc:date>2013-04-30T14:17:00</dc:date>
            </office:change-info>
          </text:insertion>
        </text:changed-region>
        <text:changed-region xml:id="ct270169280" text:id="ct270169280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70496" text:id="ct270170496">
          <text:insertion>
            <office:change-info>
              <dc:creator>Unknown Author</dc:creator>
              <dc:date>2013-04-30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ottin Roucet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office:value-type="string">
                  <text:p text:style-name="P5"><text:change-start text:change-id="ct96270752"/>it['nom_social']<text:change-end text:change-id="ct96270752"/></text:p>
                </table:table-cell>
              </table:table-row>
              <table:table-row>
                <table:table-cell office:value-type="string">
                  <text:p text:style-name="P6"><text:change-start text:change-id="ct96272480"/><text:span text:style-name="T3">it['no_civique']</text:span><text:change-end text:change-id="ct96272480"/><text:span text:style-name="T3"> </text:span><text:change-start text:change-id="ct96273600"/><text:span text:style-name="T4">it['rue']</text:span><text:change-end text:change-id="ct96273600"/></text:p>
                </table:table-cell>
              </table:table-row>
              <table:table-row>
                <table:table-cell office:value-type="string">
                  <text:p text:style-name="P7"><text:change-start text:change-id="ct96271584"/><text:span text:style-name="T4">it['ville']</text:span><text:change-end text:change-id="ct96271584"/><text:span text:style-name="T4">, </text:span><text:change-start text:change-id="ct96274096"/><text:span text:style-name="T4">it['province']</text:span><text:change-end text:change-id="ct96274096"/></text:p>
                </table:table-cell>
              </table:table-row>
              <table:table-row>
                <table:table-cell office:value-type="string">
                  <text:p text:style-name="P17"><text:change-start text:change-id="ct96271760"/>it['code_postal']<text:change-end text:change-id="ct96271760"/></text:p>
                </table:table-cell>
              </table:table-row>
            </table:table>
            <text:p text:style-name="P2"><office:annotation><dc:creator>Unknown Author</dc:creator><dc:date>2013-04-29T19:18:42</dc:date><text:p text:style-name="P18"><text:span text:style-name="T6">do row for it in items</text:span></text:p></office:annotatio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8">No client SAQ : </text:p>
                </table:table-cell>
                <table:table-cell table:style-name="Table3.A1" office:value-type="string">
                  <text:p text:style-name="P10"><text:change-start text:change-id="ct270144192"/>it['no_client_saq']<text:change-end text:change-id="ct270144192"/></text:p>
                </table:table-cell>
                <table:table-cell table:style-name="Table3.A1" office:value-type="string">
                  <text:p text:style-name="P9">Succ. : </text:p>
                </table:table-cell>
                <table:table-cell table:style-name="Table3.A1" office:value-type="string">
                  <text:p text:style-name="P10"><text:change-start text:change-id="ct270144656"/>it['no_succursale_saq']<text:change-end text:change-id="ct270144656"/></text:p>
                </table:table-cell>
              </table:table-row>
              <table:table-row>
                <table:table-cell table:style-name="Table3.A1" office:value-type="string">
                  <text:p text:style-name="P8">Responsable : </text:p>
                </table:table-cell>
                <table:table-cell table:style-name="Table3.A1" table:number-columns-spanned="3" office:value-type="string">
                  <text:p text:style-name="P10"><text:change-start text:change-id="ct270145280"/>it['nom_responsable']<text:change-end text:change-id="ct2701452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Téléphone : </text:p>
                </table:table-cell>
                <table:table-cell table:style-name="Table3.A1" table:number-columns-spanned="3" office:value-type="string">
                  <text:p text:style-name="P11"><text:change-start text:change-id="ct270145680"/>it['no_tel']<text:change-end text:change-id="ct2701456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span text:style-name="T2">Mobile</text:span><text:span text:style-name="T1"> : </text:span></text:p>
                </table:table-cell>
                <table:table-cell table:style-name="Table3.A1" table:number-columns-spanned="3" office:value-type="string">
                  <text:p text:style-name="P12"><text:change-start text:change-id="ct270148352"/>it['no_cellulaire']<text:change-end text:change-id="ct270148352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3">Téléphone pers. : </text:p>
                </table:table-cell>
                <table:table-cell table:style-name="Table3.A1" table:number-columns-spanned="3" office:value-type="string">
                  <text:p text:style-name="P14"><text:change-start text:change-id="ct270148800"/>it['no_tel_personnel']<text:change-end text:change-id="ct27014880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Courriel : </text:p>
                </table:table-cell>
                <table:table-cell table:style-name="Table3.A1" table:number-columns-spanned="3" office:value-type="string">
                  <text:p text:style-name="P12"><text:change-start text:change-id="ct270169280"/>it['courriel']<text:change-end text:change-id="ct270169280"/></text:p>
                </table:table-cell>
                <table:covered-table-cell/>
                <table:covered-table-cell/>
              </table:table-row>
              <table:table-row table:style-name="Table3.7">
                <table:table-cell table:style-name="Table3.A1" office:value-type="string">
                  <text:p text:style-name="P8">Note : </text:p>
                </table:table-cell>
                <table:table-cell table:style-name="Table3.A1" table:number-columns-spanned="3" office:value-type="string">
                  <text:p text:style-name="P12"><text:change-start text:change-id="ct270170496"/>it['note_client']<text:change-end text:change-id="ct270170496"/></text:p>
                </table:table-cell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07c91"/>
    </style:style>
    <style:style style:name="MT1" style:family="text">
      <style:text-properties officeooo:rsid="00407c91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8:46:41</meta:creation-date>
    <dc:date>2013-05-07T19:48:27</dc:date>
    <meta:editing-duration>PT21H27M53S</meta:editing-duration>
    <meta:editing-cycles>3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23" meta:word-count="37" meta:character-count="343" meta:non-whitespace-character-count="321"/>
  </office:meta>
</office:document-meta>
</file>